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5in" table:align="left"/>
    </style:style>
    <style:style style:name="Table1.A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9f380" officeooo:paragraph-rsid="0019f380"/>
    </style:style>
    <style:style style:name="P2" style:family="paragraph" style:parent-style-name="Standard">
      <style:text-properties fo:font-weight="bold" officeooo:rsid="0019f380" officeooo:paragraph-rsid="0019f380" style:font-weight-asian="bold" style:font-weight-complex="bold"/>
    </style:style>
    <style:style style:name="P3" style:family="paragraph" style:parent-style-name="Standard">
      <style:text-properties fo:font-weight="bold" officeooo:rsid="0019f380" officeooo:paragraph-rsid="001b72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9c2dd" officeooo:paragraph-rsid="0019c2dd" style:font-weight-asian="bold" style:font-weight-complex="bold"/>
    </style:style>
    <style:style style:name="P5" style:family="paragraph" style:parent-style-name="Standard">
      <style:text-properties fo:font-weight="bold" officeooo:rsid="001b7285" officeooo:paragraph-rsid="001b7285" style:font-weight-asian="bold" style:font-weight-complex="bold"/>
    </style:style>
    <style:style style:name="P6" style:family="paragraph" style:parent-style-name="Standard">
      <style:text-properties fo:font-weight="bold" officeooo:rsid="001dcce7" officeooo:paragraph-rsid="001dcce7" style:font-weight-asian="bold" style:font-weight-complex="bold"/>
    </style:style>
    <style:style style:name="P7" style:family="paragraph" style:parent-style-name="Standard">
      <style:text-properties fo:font-weight="normal" officeooo:rsid="0019f380" officeooo:paragraph-rsid="0019f380" style:font-weight-asian="normal" style:font-weight-complex="normal"/>
    </style:style>
    <style:style style:name="P8" style:family="paragraph" style:parent-style-name="Standard">
      <style:text-properties fo:font-weight="normal" officeooo:rsid="001d5d04" officeooo:paragraph-rsid="001d5d04" style:font-weight-asian="normal" style:font-weight-complex="normal"/>
    </style:style>
    <style:style style:name="P9" style:family="paragraph" style:parent-style-name="Standard">
      <style:text-properties fo:font-weight="normal" officeooo:rsid="001dcce7" officeooo:paragraph-rsid="001dcce7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dcce7" officeooo:paragraph-rsid="001dcce7" style:font-weight-asian="normal" style:font-weight-complex="normal"/>
    </style:style>
    <style:style style:name="P11" style:family="paragraph" style:parent-style-name="Standard">
      <style:paragraph-properties fo:break-before="page"/>
      <style:text-properties fo:font-weight="bold" officeooo:rsid="0019f380" officeooo:paragraph-rsid="0019f380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1b7285" officeooo:paragraph-rsid="001b7285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1dcce7" officeooo:paragraph-rsid="001dcce7" style:font-weight-asian="bold" style:font-weight-complex="bold"/>
    </style:style>
    <style:style style:name="T1" style:family="text">
      <style:text-properties officeooo:rsid="0019f3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7285" style:font-weight-asian="normal" style:font-weight-complex="normal"/>
    </style:style>
    <style:style style:name="T5" style:family="text">
      <style:text-properties fo:font-weight="normal" officeooo:rsid="001d5d04" style:font-weight-asian="normal" style:font-weight-complex="normal"/>
    </style:style>
    <style:style style:name="T6" style:family="text">
      <style:text-properties officeooo:rsid="001b72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oker Log <text:span text:style-name="T1">User Manual</text:span></text:p>
      <text:p text:style-name="P1">v 1.0</text:p>
      <text:p text:style-name="P11">Player Roster</text:p>
      <text:p text:style-name="P2"><text:span text:style-name="T3">Th</text:span><text:span text:style-name="T4">e </text:span><text:span text:style-name="T6">Player Roster</text:span><text:span text:style-name="T3"> is the initial </text:span><text:span text:style-name="T4">page</text:span><text:span text:style-name="T3"> </text:span><text:span text:style-name="T4">in which the</text:span><text:span text:style-name="T3"> app </text:span><text:span text:style-name="T4">begins</text:span><text:span text:style-name="T3">. It contains two tabs: </text:span>Player Register<text:span text:style-name="T3"> and </text:span>Roster<text:span text:style-name="T3">.</text:span></text:p>
      <text:p text:style-name="P2"/>
      <text:p text:style-name="P2"><text:span text:style-name="T3">In the </text:span>Player Register <text:span text:style-name="T3">tab, you can create a </text:span>Contact<text:span text:style-name="T3">. Contacts represent the players partaking in the game of poker. Each contact may have associated with it a name, phone number, email, and address. These attributes are constrained to the following character limits:</text:span>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2"><text:span text:style-name="T3">64 characters</text:span></text:p>
          </table:table-cell>
        </table:table-row>
        <table:table-row>
          <table:table-cell table:style-name="Table1.A2" office:value-type="string">
            <text:p text:style-name="P2">Phone Number</text:p>
          </table:table-cell>
          <table:table-cell table:style-name="Table1.B2" office:value-type="string">
            <text:p text:style-name="P2"><text:span text:style-name="T3">16 characters</text:span></text:p>
          </table:table-cell>
        </table:table-row>
        <table:table-row>
          <table:table-cell table:style-name="Table1.A2" office:value-type="string">
            <text:p text:style-name="P2">Email</text:p>
          </table:table-cell>
          <table:table-cell table:style-name="Table1.B2" office:value-type="string">
            <text:p text:style-name="P2"><text:span text:style-name="T3">64 characters</text:span></text:p>
          </table:table-cell>
        </table:table-row>
        <table:table-row>
          <table:table-cell table:style-name="Table1.A2" office:value-type="string">
            <text:p text:style-name="P2">Address</text:p>
          </table:table-cell>
          <table:table-cell table:style-name="Table1.B2" office:value-type="string">
            <text:p text:style-name="P2"><text:span text:style-name="T3">64 characters</text:span></text:p>
          </table:table-cell>
        </table:table-row>
      </table:table>
      <text:p text:style-name="P2"/>
      <text:p text:style-name="P2"><text:span text:style-name="T3">Having a name is the minimum requirement to create a Contact. Once created, the Contact will be visible in the </text:span>Roster<text:span text:style-name="T3"> tab, which lists all created contacts. Also, they become visible in the </text:span>Game Overview<text:span text:style-name="T3"> and </text:span>Totals<text:span text:style-name="T3"> pages. They are also able to participate in the </text:span>Star Keeper<text:span text:style-name="T3">.</text:span></text:p>
      <text:p text:style-name="P2"/>
      <text:p text:style-name="P7">As stated, the <text:span text:style-name="T2">Roster</text:span> tab displays all created contacts. Within this tab, you can delete contacts you've created. To do so, touch and hold the contact you wish to delete to bring up a menu. <text:span text:style-name="T6">From this menu, select “Delete Contact” to remove the contact from the game. This removes all star data, score data, side bet, and food data related to the contact.</text:span></text:p>
      <text:p text:style-name="P12">Game Overview</text:p>
      <text:p text:style-name="P3"><text:span text:style-name="T4">The </text:span><text:span text:style-name="T6">Game Overview</text:span><text:span text:style-name="T4"> contains all data pertaining to the current game of poker.</text:span><text:span text:style-name="T3"> It contains </text:span><text:span text:style-name="T4">three tabs: </text:span><text:span text:style-name="T6">Pot, Game, </text:span><text:span text:style-name="T4">and </text:span><text:span text:style-name="T6">Side Bets.</text:span></text:p>
      <text:p text:style-name="P3"/>
      <text:p text:style-name="P5"><text:span text:style-name="T3">In the </text:span>Pot<text:span text:style-name="T3"> tab, you can set the pot's total amount. </text:span><text:span text:style-name="T5">This is the amount of money in the pot at the beginning of the game, but money may be added or removed while the game is in progress. </text:span><text:span text:style-name="T3">The current pot amount is also displayed, which is the pot total minus the sum of all player's current debt.</text:span></text:p>
      <text:p text:style-name="P5"/>
      <text:p text:style-name="P5"><text:span text:style-name="T3">Under the pot information is the </text:span>food item<text:span text:style-name="T3"> information. </text:span>Food Items<text:span text:style-name="T3"> represent food that a player has bought for the group. This information may be used at the end of the game for players to compensate food buyers.</text:span></text:p>
      <text:p text:style-name="P5"/>
      <text:p text:style-name="P5"><text:span text:style-name="T3">To create a food item, you must input a name of a contact and a food cost. Names have a 64 character limit. Food cost values must be between </text:span><text:span text:style-name="T5">greater than zero and no more than 999</text:span><text:span text:style-name="T3">. Once </text:span><text:span text:style-name="T5">both values are input</text:span><text:span text:style-name="T3">, the food item can be added via the </text:span>Add<text:span text:style-name="T3"> button. Food items that are created are reflected on the </text:span>Totals<text:span text:style-name="T3"> page.</text:span></text:p>
      <text:p text:style-name="P5"/>
      <text:p text:style-name="P8">The <text:span text:style-name="T2">Game</text:span> tab shows each player's <text:span text:style-name="T2">Score</text:span>. A score contain two values, <text:span text:style-name="T2">chips</text:span> and <text:span text:style-name="T2">debt. </text:span>A player's chip amount is intended to be set at the end of a game. A player's chip value may be set by touching the “#” field and inputing a value. Chip values must be between 0 and 999.</text:p>
      <text:p text:style-name="P8"/>
      <text:p text:style-name="P8">A player's debt amount is increased by taking chips from the pot, or decrease by putting chips back into the pot. The <text:span text:style-name="T2">+</text:span> or <text:span text:style-name="T2">– </text:span>buttons take or remove 5 chips from the pot and give them to the player, respectively.</text:p>
      <text:p text:style-name="P8"/>
      <text:p text:style-name="P8">The <text:span text:style-name="T2">Side Bet</text:span> tab allows the user to create, view, and delete side bets. <text:span text:style-name="T2">Side Bets </text:span>represent a value of money owed between two players. To create a Side Bet, you must input a Winner, who will receive the money, a Loser, who will give the money, and an amount. The winner and loser names are limited to 64 characters, and the amount is limited to a number between 1 and 999. Once input, the Side Bet can be created via the <text:span text:style-name="T2">Add</text:span> button.</text:p>
      <text:p text:style-name="P8"/>
      <text:p text:style-name="P8">To delete a particular Side Bet, use its <text:span text:style-name="T2">Delete</text:span> button.</text:p>
      <text:p text:style-name="P8"/>
      <text:p text:style-name="P8">The information in side bets is reflected in the <text:span text:style-name="T2">Totals</text:span> page.</text:p>
      <text:p text:style-name="P13">Star Keeper</text:p>
      <text:p text:style-name="P6"><text:span text:style-name="T3">The </text:span>Star Keeper<text:span text:style-name="T3"> page is used to keep track of a player's standing in star games.</text:span></text:p>
      <text:p text:style-name="P6"/>
      <text:p text:style-name="P6"><text:span text:style-name="T3">A </text:span>Star Item<text:span text:style-name="T3"> represents a player's individual star count. To create a Star Item, click and hold the Star Keeper page's main button. Once activated, a menu with all registered players will become visible. The player you selected will be added to the Star Keeper.</text:span></text:p>
      <text:p text:style-name="P6"/>
      <text:p text:style-name="P6"><text:span text:style-name="T3">To add or remove stars for an individual player, use the </text:span>+<text:span text:style-name="T3"> and –</text:span> <text:span text:style-name="T3">buttons</text:span> <text:span text:style-name="T3">respectively. Star values are limited to a number between 0 and 999. To remove a Star Item, use the – button when the player has a total of 0 stars.</text:span></text:p>
      <text:p text:style-name="P13">Totals</text:p>
      <text:p text:style-name="P6"><text:span text:style-name="T3">The </text:span>Totals<text:span text:style-name="T3"> page shows the final values associated with each player. It contains two tabs: </text:span>Totals<text:span text:style-name="T3"> and </text:span>File.</text:p>
      <text:p text:style-name="P6"/>
      <text:p text:style-name="P9">In the <text:span text:style-name="T2">Totals</text:span> tab, you can find the following information:</text:p>
      <text:list xml:id="list5268041537308728779" text:style-name="L2">
        <text:list-item>
          <text:p text:style-name="P10">Pot Value</text:p>
          <text:list>
            <text:list-item>
              <text:p text:style-name="P10">This is the same value found in the <text:span text:style-name="T2">Game Overview</text:span> page's <text:span text:style-name="T2">Pot</text:span> tab</text:p>
            </text:list-item>
          </text:list>
        </text:list-item>
        <text:list-item>
          <text:p text:style-name="P10">Total Chips</text:p>
          <text:list>
            <text:list-item>
              <text:p text:style-name="P10">This is the sum of all player's chips</text:p>
            </text:list-item>
          </text:list>
        </text:list-item>
        <text:list-item>
          <text:p text:style-name="P10">Total Taken</text:p>
          <text:list>
            <text:list-item>
              <text:p text:style-name="P10">This is the sum of all player's Debt</text:p>
            </text:list-item>
          </text:list>
        </text:list-item>
        <text:list-item>
          <text:p text:style-name="P10">Individual Player Information</text:p>
          <text:list>
            <text:list-item>
              <text:p text:style-name="P10">Chips</text:p>
              <text:list>
                <text:list-item>
                  <text:p text:style-name="P10">The player's chip count</text:p>
                </text:list-item>
              </text:list>
            </text:list-item>
            <text:list-item>
              <text:p text:style-name="P10">Pot</text:p>
              <text:list>
                <text:list-item>
                  <text:p text:style-name="P10">The player's debt</text:p>
                </text:list-item>
              </text:list>
            </text:list-item>
            <text:list-item>
              <text:p text:style-name="P10">Side</text:p>
              <text:list>
                <text:list-item>
                  <text:p text:style-name="P10">How much the player has won or lost in all side bets</text:p>
                </text:list-item>
              </text:list>
            </text:list-item>
            <text:list-item>
              <text:p text:style-name="P10">Stars</text:p>
              <text:list>
                <text:list-item>
                  <text:p text:style-name="P10">The player's amount of stars</text:p>
                </text:list-item>
              </text:list>
            </text:list-item>
            <text:list-item>
              <text:p text:style-name="P10">Food</text:p>
              <text:list>
                <text:list-item>
                  <text:p text:style-name="P10">The sum cost of all the food the player has purched</text:p>
                </text:list-item>
              </text:list>
            </text:list-item>
          </text:list>
        </text:list-item>
      </text:list>
      <text:p text:style-name="P9"/>
      <text:p text:style-name="P9">In the <text:span text:style-name="T2">File</text:span> tab, you can delete all of the app's data. This includes roster data, score data, side bet data, star data, and food data.</text:p>
      <text:p text:style-name="P9"/>
      <text:p text:style-name="P9">To do so, hold the button within the tab and then select “Yes” from the me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09:28:26.113012909</meta:creation-date>
    <dc:date>2015-03-21T11:03:05.432325524</dc:date>
    <meta:editing-duration>PT26M34S</meta:editing-duration>
    <meta:editing-cycles>3</meta:editing-cycles>
    <meta:generator>LibreOffice/4.2.7.2$Linux_X86_64 LibreOffice_project/420m0$Build-2</meta:generator>
    <meta:document-statistic meta:table-count="1" meta:image-count="0" meta:object-count="0" meta:page-count="5" meta:paragraph-count="51" meta:word-count="851" meta:character-count="4477" meta:non-whitespace-character-count="3691"/>
  </office:meta>
</office:document-meta>
</file>